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DAAAAA+AndikaDesRevE" svg:font-family="DAAAAA+AndikaDesRevE"/>
    <style:font-face style:name="OpenSymbol" svg:font-family="OpenSymbol"/>
    <style:font-face style:name="Apple SD Gothic Neo" svg:font-family="'Apple SD Gothic Neo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eeeeee" style:font-name="Calibri" fo:font-size="12pt" fo:font-weight="bold" officeooo:rsid="001514ac" officeooo:paragraph-rsid="001514ac" style:font-size-asian="12pt" style:font-weight-asian="bold" style:font-size-complex="12pt" style:font-weight-complex="bold"/>
    </style:style>
    <style:style style:name="P4" style:family="paragraph" style:parent-style-name="Standard">
      <style:text-properties fo:text-transform="uppercase" fo:color="#336633" style:font-name="Calibri" fo:font-size="24pt" fo:font-weight="bold" officeooo:rsid="00219e7d" officeooo:paragraph-rsid="00219e7d" style:font-size-asian="24pt" style:font-weight-asian="bold" style:font-size-complex="24pt" style:font-weight-complex="bold"/>
    </style:style>
    <style:style style:name="P5" style:family="paragraph" style:parent-style-name="Standard">
      <style:text-properties fo:text-transform="uppercase" fo:color="#336633" style:font-name="Calibri" fo:font-size="24pt" fo:font-weight="bold" officeooo:rsid="0025eb13" officeooo:paragraph-rsid="00258fa9" style:font-size-asian="24pt" style:font-weight-asian="bold" style:font-size-complex="24pt" style:font-weight-complex="bold"/>
    </style:style>
    <style:style style:name="P6" style:family="paragraph" style:parent-style-name="Standard">
      <style:text-properties fo:text-transform="uppercase" fo:color="#336633" style:font-name="Calibri" fo:font-size="24pt" fo:font-weight="normal" officeooo:rsid="001514ac" officeooo:paragraph-rsid="001514ac" style:font-size-asian="24pt" style:font-weight-asian="normal" style:font-size-complex="24pt" style:font-weight-complex="normal"/>
    </style:style>
    <style:style style:name="P7" style:family="paragraph" style:parent-style-name="Standard">
      <style:text-properties fo:text-transform="uppercase" fo:color="#336633" style:font-name="Calibri" fo:font-size="24pt" fo:font-weight="normal" officeooo:rsid="001514ac" officeooo:paragraph-rsid="00182553" style:font-size-asian="24pt" style:font-weight-asian="normal" style:font-size-complex="24pt" style:font-weight-complex="normal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9" style:family="paragraph" style:parent-style-name="Standard">
      <style:paragraph-properties fo:text-align="end" style:justify-single-word="false"/>
      <style:text-properties officeooo:paragraph-rsid="00258fa9"/>
    </style:style>
    <style:style style:name="P10" style:family="paragraph" style:parent-style-name="Standard">
      <style:text-properties officeooo:paragraph-rsid="002652d1"/>
    </style:style>
    <style:style style:name="P11" style:family="paragraph" style:parent-style-name="Text_20_body">
      <style:text-properties fo:color="#336633" fo:font-size="14pt" officeooo:paragraph-rsid="002652d1" style:font-size-asian="14pt" style:font-size-complex="14pt"/>
    </style:style>
    <style:style style:name="P12" style:family="paragraph" style:parent-style-name="Text_20_body">
      <style:text-properties style:font-name="DejaVu Sans" fo:font-size="10pt" style:font-size-asian="10pt" style:font-size-complex="10pt"/>
    </style:style>
    <style:style style:name="P13" style:family="paragraph" style:parent-style-name="Text_20_body">
      <style:text-properties style:font-name="DejaVu Sans" fo:font-size="10pt" officeooo:paragraph-rsid="00244f64" style:font-size-asian="10pt" style:font-size-complex="10pt"/>
    </style:style>
    <style:style style:name="P14" style:family="paragraph" style:parent-style-name="Text_20_body">
      <style:text-properties style:use-window-font-color="true"/>
    </style:style>
    <style:style style:name="P15" style:family="paragraph" style:parent-style-name="Text_20_body">
      <style:text-properties style:use-window-font-color="true" officeooo:rsid="0013893f" officeooo:paragraph-rsid="0013893f"/>
    </style:style>
    <style:style style:name="P16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779a9" officeooo:paragraph-rsid="00258fa9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258fa9"/>
    </style:style>
    <style:style style:name="P1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style:font-name="Calibri" fo:font-size="12pt" officeooo:rsid="002a0d04" officeooo:paragraph-rsid="00258fa9" style:font-size-asian="12pt" style:font-size-complex="12pt"/>
    </style:style>
    <style:style style:name="P19" style:family="paragraph" style:parent-style-name="Standard">
      <style:paragraph-properties fo:margin-left="0.697cm" fo:margin-right="0.713cm" fo:margin-top="0.101cm" fo:margin-bottom="0.101cm" loext:contextual-spacing="false" fo:line-height="100%" fo:text-align="justify" style:justify-single-word="false" fo:text-indent="0cm" style:auto-text-indent="false"/>
      <style:text-properties style:font-name="DejaVu Sans" fo:font-size="10pt" officeooo:paragraph-rsid="002652d1" style:font-size-asian="10pt" style:font-size-complex="10pt"/>
    </style:style>
    <style:style style:name="P20" style:family="paragraph" style:parent-style-name="Standard" style:master-page-name="First_20_Page">
      <style:paragraph-properties style:page-number="auto"/>
      <style:text-properties officeooo:rsid="001514ac" officeooo:paragraph-rsid="001514ac"/>
    </style:style>
    <style:style style:name="P21" style:family="paragraph" style:parent-style-name="Standard" style:master-page-name="Standard">
      <style:paragraph-properties style:page-number="auto"/>
    </style:style>
    <style:style style:name="P22" style:family="paragraph" style:parent-style-name="Standard" style:list-style-name="L1">
      <style:paragraph-properties fo:margin-top="0.152cm" fo:margin-bottom="0cm" loext:contextual-spacing="false" style:text-autospace="none"/>
      <style:text-properties style:font-name="DAAAAA+AndikaDesRevE" fo:font-size="10.5pt" fo:font-weight="normal" officeooo:paragraph-rsid="001db6d0" style:font-name-asian="DAAAAA+AndikaDesRevE" style:font-size-asian="10.5pt" style:font-weight-asian="normal" style:font-name-complex="DAAAAA+AndikaDesRevE" style:font-size-complex="10.5pt" style:font-weight-complex="normal"/>
    </style:style>
    <style:style style:name="P23" style:family="paragraph" style:parent-style-name="Text_20_body" style:list-style-name="L1"/>
    <style:style style:name="P24" style:family="paragraph" style:parent-style-name="Text_20_body" style:list-style-name="L2"/>
    <style:style style:name="P25" style:family="paragraph" style:parent-style-name="Text_20_body" style:list-style-name="L2">
      <style:text-properties officeooo:paragraph-rsid="002a47f0"/>
    </style:style>
    <style:style style:name="P26" style:family="paragraph" style:parent-style-name="Text_20_body" style:list-style-name="L2">
      <style:text-properties style:use-window-font-color="true"/>
    </style:style>
    <style:style style:name="P27" style:family="paragraph" style:parent-style-name="Text_20_body" style:list-style-name="L3">
      <style:text-properties style:use-window-font-color="true" officeooo:rsid="00228ce5" officeooo:paragraph-rsid="00228ce5"/>
    </style:style>
    <style:style style:name="P28" style:family="paragraph" style:parent-style-name="Text_20_body" style:list-style-name="L3">
      <style:text-properties style:use-window-font-color="true" officeooo:rsid="002a47f0" officeooo:paragraph-rsid="002a47f0"/>
    </style:style>
    <style:style style:name="P29" style:family="paragraph" style:parent-style-name="Text_20_body" style:list-style-name="L3">
      <style:text-properties officeooo:rsid="001db6d0" officeooo:paragraph-rsid="001db6d0"/>
    </style:style>
    <style:style style:name="P30" style:family="paragraph" style:parent-style-name="Text_20_body" style:list-style-name="L1">
      <style:text-properties officeooo:rsid="002a47f0" officeooo:paragraph-rsid="002a47f0"/>
    </style:style>
    <style:style style:name="T1" style:family="text">
      <style:text-properties fo:color="#999966"/>
    </style:style>
    <style:style style:name="T2" style:family="text">
      <style:text-properties fo:color="#999966" officeooo:rsid="001514ac"/>
    </style:style>
    <style:style style:name="T3" style:family="text">
      <style:text-properties fo:color="#999966" officeooo:rsid="00228ce5"/>
    </style:style>
    <style:style style:name="T4" style:family="text">
      <style:text-properties fo:color="#999966" officeooo:rsid="00219e7d"/>
    </style:style>
    <style:style style:name="T5" style:family="text">
      <style:text-properties fo:color="#999966" officeooo:rsid="00283d4a"/>
    </style:style>
    <style:style style:name="T6" style:family="text">
      <style:text-properties style:font-name="Apple SD Gothic Neo" fo:font-size="9pt" style:font-size-asian="9pt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779a9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2a0d04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font-name="Calibri" fo:font-size="12pt" fo:letter-spacing="-0.014cm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font-name="Calibri" fo:font-size="12pt" fo:letter-spacing="-0.012cm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2" style:family="text">
      <style:text-properties officeooo:rsid="001514ac"/>
    </style:style>
    <style:style style:name="T13" style:family="text">
      <style:text-properties officeooo:rsid="001b3c5b"/>
    </style:style>
    <style:style style:name="T14" style:family="text">
      <style:text-properties officeooo:rsid="001db6d0"/>
    </style:style>
    <style:style style:name="T15" style:family="text">
      <style:text-properties officeooo:rsid="00219e7d"/>
    </style:style>
    <style:style style:name="T16" style:family="text">
      <style:text-properties officeooo:rsid="00228ce5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2a47f0"/>
    </style:style>
    <style:style style:name="T19" style:family="text">
      <style:text-properties style:use-window-font-color="true"/>
    </style:style>
    <style:style style:name="T20" style:family="text">
      <style:text-properties style:use-window-font-color="true" officeooo:rsid="002a47f0"/>
    </style:style>
    <style:style style:name="T21" style:family="text">
      <style:text-properties style:use-window-font-color="true" style:font-name="Calibri1" fo:font-size="12pt" officeooo:rsid="00228ce5"/>
    </style:style>
    <style:style style:name="T22" style:family="text">
      <style:text-properties style:use-window-font-color="true" style:font-name="Calibri1" fo:font-size="12pt" officeooo:rsid="002a47f0"/>
    </style:style>
    <style:style style:name="T23" style:family="text">
      <style:text-properties officeooo:rsid="002afed5"/>
    </style:style>
    <style:style style:name="T24" style:family="text">
      <style:text-properties style:font-name="Calibri1" fo:font-size="12pt" officeooo:rsid="00228ce5"/>
    </style:style>
    <style:style style:name="T25" style:family="text">
      <style:text-properties style:font-name="Calibri1" fo:font-size="12pt" officeooo:rsid="002afed5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1.984cm" svg:y="17.007cm" svg:width="17.009cm" draw:z-index="1">
        <draw:text-box fo:min-height="2.224cm">
          <text:p text:style-name="P2"/>
          <text:p text:style-name="P3">PROGRAMACIÓN</text:p>
          <text:p text:style-name="P2">CFGS DAW</text:p>
        </draw:text-box>
      </draw:frame>
      <text:p text:style-name="P20"/>
      <text:p text:style-name="Standard"/>
      <text:p text:style-name="Standard"/>
      <text:p text:style-name="Standard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P8"><text:bookmark text:name="docs-internal-guid-e8f5d430-faba-53b2-6d04-e9273ed17255"/></text:p>
      <text:p text:style-name="Standard"/>
      <text:p text:style-name="Standard"/>
      <text:p text:style-name="Standard"/>
      <text:p text:style-name="P5">UNIDAD 9</text:p>
      <text:p text:style-name="P4">Programación orientada a objetos i<text:span text:style-name="T16">I</text:span></text:p>
      <text:p text:style-name="P7">RECOMENDACIONES DE ESTUDIO</text:p>
      <text:p text:style-name="P6"/>
      <text:p text:style-name="Standard"/>
      <text:p text:style-name="Standard"/>
      <text:p text:style-name="Standard"/>
      <text:p text:style-name="P9"><text:span text:style-name="T7">Autor</text:span><text:span text:style-name="T8">es:</text:span></text:p>
      <text:p text:style-name="P9"><text:span text:style-name="T8">Carlos </text:span><text:span text:style-name="T10">Cacho y Raquel </text:span><text:span text:style-name="T11">Torres</text:span></text:p>
      <text:p text:style-name="P16"/>
      <text:p text:style-name="P16">Revisado por:</text:p>
      <text:p text:style-name="P17"><text:span text:style-name="T8">Lionel Taraz</text:span><text:span text:style-name="T9">ó</text:span><text:span text:style-name="T8">n </text:span><text:span text:style-name="T7">–</text:span><text:span text:style-name="T8"> </text:span><text:a xlink:type="simple" xlink:href="mailto:lionel.tarazon@ceedcv.es" text:style-name="Internet_20_link" text:visited-style-name="Visited_20_Internet_20_Link">lionel.tarazon@ceedcv.es</text:a></text:p>
      <text:p text:style-name="P18"/>
      <text:p text:style-name="P18">2019/2020</text:p>
      <text:p text:style-name="P13"/>
      <text:p text:style-name="P21"/>
      <text:p text:style-name="Standard"/>
      <text:p text:style-name="Titulo">UD0<text:span text:style-name="T16">9</text:span>. <text:span text:style-name="T15">Programación orientada a objetos iI</text:span></text:p>
      <text:p text:style-name="Titulo"/>
      <text:h text:style-name="Heading_20_1" text:outline-level="1">Conocimientos previos</text:h>
      <text:list xml:id="list2498212188" text:style-name="L1">
        <text:list-item>
          <text:p text:style-name="P30">Programación estructurada y procedimental (1ª evaluación).</text:p>
        </text:list-item>
        <text:list-item>
          <text:p text:style-name="P23"><text:span text:style-name="T18">Aspectos básicos de POO (c</text:span>reación y uso de clases<text:span text:style-name="T18">)</text:span>.</text:p>
          <text:p text:style-name="P22"/>
        </text:list-item>
      </text:list>
      <text:h text:style-name="Heading_20_1" text:outline-level="1">Objetivo<text:span text:style-name="T12">s</text:span></text:h>
      <text:p text:style-name="P14">Los objetivos de esta <text:span text:style-name="T13">unidad</text:span> son:</text:p>
      <text:list xml:id="list1565628027" text:style-name="L2">
        <text:list-item>
          <text:p text:style-name="P24"><text:span text:style-name="T21">S</text:span><text:span text:style-name="T22">aber</text:span><text:span text:style-name="T19"> utilizar la clase ArrayList </text:span><text:span text:style-name="T20">y comprender sus ventajas respecto a los vectores.</text:span></text:p>
        </text:list-item>
        <text:list-item>
          <text:p text:style-name="P25"><text:span text:style-name="T22">Comprender la composición de clases, la herencia y el polimorfismo. Diseñar clases e implementar programas utilizando estas tres características importantes de la POO.</text:span></text:p>
        </text:list-item>
        <text:list-item>
          <text:p text:style-name="P26"><text:span text:style-name="T18">Saber implementar y utilizar </text:span>clases abstractas <text:span text:style-name="T18">e i</text:span>nterfaces.</text:p>
        </text:list-item>
      </text:list>
      <text:p text:style-name="P15"/>
      <text:h text:style-name="Heading_20_1" text:outline-level="1">Contenidos</text:h>
      <text:list xml:id="list1931834027" text:style-name="L3">
        <text:list-item>
          <text:p text:style-name="P27">ArrayList</text:p>
        </text:list-item>
        <text:list-item>
          <text:p text:style-name="P28">Composición</text:p>
        </text:list-item>
        <text:list-item>
          <text:p text:style-name="P27">Herencia</text:p>
        </text:list-item>
        <text:list-item>
          <text:p text:style-name="P27">Polimorfismo</text:p>
        </text:list-item>
        <text:list-item>
          <text:p text:style-name="P28">Clases abstractas</text:p>
        </text:list-item>
        <text:list-item>
          <text:p text:style-name="P27">Interfaces</text:p>
          <text:p text:style-name="P29"/>
        </text:list-item>
      </text:list>
      <text:h text:style-name="Heading_20_1" text:outline-level="1">Ejercicios y tareas</text:h>
      <text:p text:style-name="Text_20_body">Es importante leer atentamente los apuntes. <text:span text:style-name="T23">O</text:span>s recomendamos <text:span text:style-name="T24">r</text:span><text:span text:style-name="T25">ealizar</text:span> la totalidad de los ejercicios, aunque como ya hemos comentado anteriormente, los ejercicios de cada tema son voluntarios y no evaluables.</text:p>
      <text:p text:style-name="Text_20_body">Recordad que <text:span text:style-name="T23">primero </text:span>debéis intentar realizar los ejercicios solos <text:span text:style-name="T23">y en papel. Posteriormente podéis probarlos en Netbeans </text:span><text:span text:style-name="T25">y</text:span><text:span text:style-name="T23"> </text:span><text:span text:style-name="T24">a</text:span><text:span text:style-name="T25">cudir a</text:span> los foros <text:span text:style-name="T23">si necesitáis ayuda.</text:span></text:p>
      <text:p text:style-name="P12"/>
      <text:p text:style-name="P12"/>
      <text:p text:style-name="P12"/>
      <text:p text:style-name="P11">Licencia</text:p>
      <text:p text:style-name="P10"/>
      <text:p text:style-name="P19"><draw:frame draw:style-name="fr2" draw:name="Image1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17">Reconocimiento – NoComercial – CompartirIgual (by-nc-sa)</text:span>: No se permite un uso comercial de la obra original ni de las posibles obras derivadas, la distribución de las cuales se debe hacer con una licencia igual a la que regula la obra origina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DAAAAA+AndikaDesRevE" svg:font-family="DAAAAA+AndikaDesRevE"/>
    <style:font-face style:name="OpenSymbol" svg:font-family="OpenSymbol"/>
    <style:font-face style:name="Apple SD Gothic Neo" svg:font-family="'Apple SD Gothic Neo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 officeooo:rsid="00228ce5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729fcf"/>
      <style:paragraph-properties fo:margin-left="0cm" fo:margin-right="0cm" fo:margin-top="0.432cm" fo:margin-bottom="0.508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Texto_20_independiente_20_31" style:display-name="Texto independiente 31" style:family="paragraph" style:parent-style-name="Standard">
      <style:text-properties style:font-name="Bookman Old Style" fo:font-family="'Bookman Old Style'" style:font-family-generic="roman" style:font-pitch="variable" fo:font-size="20pt" style:font-size-asian="20pt" style:font-size-complex="1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officeooo:rsid="001514ac"/>
    </style:style>
    <style:style style:name="MT2" style:family="text">
      <style:text-properties fo:color="#999966"/>
    </style:style>
    <style:style style:name="MT3" style:family="text">
      <style:text-properties fo:color="#999966" officeooo:rsid="00228ce5"/>
    </style:style>
    <style:style style:name="MT4" style:family="text">
      <style:text-properties fo:color="#999966" officeooo:rsid="00219e7d"/>
    </style:style>
    <style:style style:name="MT5" style:family="text">
      <style:text-properties fo:color="#999966" officeooo:rsid="00283d4a"/>
    </style:style>
    <style:style style:name="MT6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0</text:span><text:span text:style-name="MT3">9</text:span><text:span text:style-name="MT2"> </text:span><text:span text:style-name="MT4">programación orientada a objetos i</text:span><text:span text:style-name="MT3">I</text:span></text:p>
      </style:header>
      <style:footer>
        <text:user-field-decls>
          <text:user-field-decl office:value-type="string" office:string-value="1" text:name="NumeroTema"/>
        </text:user-field-decls>
        <text:p text:style-name="Footer"><text:span text:style-name="MT2">CF</text:span><text:span text:style-name="MT5">G</text:span><text:span text:style-name="MT2">S. Desarrollo de </text:span>Aplicaciones<text:span text:style-name="MT2"> WEB<text:tab/><text:tab/></text:span><text:span text:style-name="MT2"><text:user-field-get text:name="NumeroTema">1</text:user-field-get></text:span><text:span text:style-name="MT2">.</text:span><text:span text:style-name="MT2"><text:page-number text:select-page="current">2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6">CGFS. Desarrollo de Aplicaciones WEB<text:tab/><text:tab/>1.</text:span><text:span text:style-name="MT6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58:50.938915837</meta:creation-date>
    <meta:editing-duration>PT1H10M7S</meta:editing-duration>
    <meta:editing-cycles>24</meta:editing-cycles>
    <meta:generator>LibreOffice/6.3.4.2$Linux_X86_64 LibreOffice_project/30$Build-2</meta:generator>
    <dc:title>Plantilla CEED (1)</dc:title>
    <dc:date>2020-02-03T10:42:02.957284513</dc:date>
    <meta:document-statistic meta:table-count="0" meta:image-count="2" meta:object-count="0" meta:page-count="2" meta:paragraph-count="34" meta:word-count="239" meta:character-count="1596" meta:non-whitespace-character-count="1399"/>
    <meta:template xlink:type="simple" xlink:actuate="onRequest" xlink:title="Plantilla CEED (1)" xlink:href="../../../../../../.config/libreoffice/4/user/template/Plantilla%20CEED%20(1).ott" meta:date="2016-09-15T13:58:50.762648603"/>
  </office:meta>
</office:document-meta>
</file>